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23" style:parent-style-name="Heading1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’am Rowena Solamo (Client)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 17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<text:s/>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<text:s/>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tudent to apply for an application to scholarship.</text:p>
          </table:table-cell>
          <table:table-cell table:style-name="TableCell69">
            <text:p text:style-name="P70"/>
          </table:table-cell>
          <table:table-cell table:style-name="TableCell71">
            <text:p text:style-name="P72">User Interface included.</text:p>
          </table:table-cell>
        </table:table-row>
        <table:table-row table:style-name="TableRow73">
          <table:table-cell table:style-name="TableCell74">
            <text:p text:style-name="P75">System should allow admin to accept<text:s/>an application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admin to reject an application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ignatory to accept an application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ject an application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ystem should allow signatory to return and forward an<text:s/>application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ystem should allow signatory to monitor the applications.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User admin can view the applications from the interface.</text:p>
          </table:table-cell>
        </table:table-row>
        <table:table-row table:style-name="TableRow115">
          <table:table-cell table:style-name="TableCell116">
            <text:p text:style-name="P117">System should allow admin to monitor applications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User signatory can view the applications from the interface.</text:p>
          </table:table-cell>
        </table:table-row>
      </table:table>
      <text:p text:style-name="P122"/>
      <text:h text:style-name="P123" text:outline-level="1">Reviewer’s Comments:<text:line-break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09T23:18:00Z</meta:creation-date>
    <dc:date>2016-02-09T23:19:00Z</dc:date>
    <meta:print-date>2006-07-28T14:33:00Z</meta:print-date>
    <meta:template xlink:href="Normal" xlink:type="simple"/>
    <meta:editing-cycles>5</meta:editing-cycles>
    <meta:editing-duration>PT0S</meta:editing-duration>
    <meta:document-statistic meta:page-count="1" meta:paragraph-count="2" meta:word-count="180" meta:character-count="1210" meta:row-count="8" meta:non-whitespace-character-count="1032"/>
  </office:meta>
</office:document-meta>
</file>